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329203" draw:stroke="none" fo:margin="1.000000000000000pt" style:wrap="biggest" style:wrap-dynamic-threshold="0.000000000000000pt" svg:fill-rule="evenodd"/>
    </style:style>
    <style:style style:name="gr4" style:family="graphic">
      <style:graphic-properties draw:fill="solid" draw:fill-color="#e77300" draw:stroke="none" fo:margin="1.000000000000000pt" style:wrap="biggest" style:wrap-dynamic-threshold="0.000000000000000pt" svg:fill-rule="evenodd"/>
    </style:style>
    <style:style style:name="gr5" style:family="graphic">
      <style:graphic-properties draw:fill="solid" draw:fill-color="#08399c"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149.99972000000pt" svg:height="99.99996000000pt"/>
          <draw:rect draw:style-name="gr3" draw:id="shape3" draw:name="rect256" draw:layer="" svg:width="149.99972000000pt" svg:height="33.33327360000pt" svg:x="0.00000000000pt" svg:y="66.66669920000pt"/>
          <draw:rect draw:style-name="gr4" draw:id="shape4" draw:name="rect255" draw:layer="" svg:width="149.99972000000pt" svg:height="33.33327360000pt"/>
          <draw:g draw:style-name="gr1" draw:id="shape5" draw:name="g228" svg:y="34.22019362772pt">
            <draw:ellipse draw:style-name="gr5" draw:id="shape6" draw:name="path200" draw:layer="" svg:width="488.00326400000pt" svg:height="488.00321600000pt" draw:transform="matrix(0.06467106000 0.00000000000 0.00000000000 0.06467106000 59.22023661972pt 34.22019362772pt)" draw:kind="full"/>
            <draw:path draw:style-name="gr2" draw:id="shape7" draw:name="path175" draw:layer="" svg:width="54.35578410667pt" svg:height="216.96435062829pt" draw:transform="matrix(0.00032455818 0.06467021928 -0.06467021928 0.00032455818 89.09953544682pt 46.45694209686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8" draw:name="path205" draw:layer="" svg:width="54.35578410667pt" svg:height="216.96435062829pt" draw:transform="matrix(0.06467099533 0.00009486533 -0.00009486533 0.06467099533 71.61572628401pt 35.99391438441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9" draw:name="path206" draw:layer="" svg:width="54.35578410667pt" svg:height="216.96435062829pt" draw:transform="matrix(0.06249753034 0.01662531275 -0.01662531275 0.06249753034 75.31818361367pt 35.57141928319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0" draw:name="path207" draw:layer="" svg:width="54.35578410667pt" svg:height="216.96435062829pt" draw:transform="matrix(0.05608190251 0.03220502380 -0.03220502380 0.05608190251 79.04385308781pt 36.12034131723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1" draw:name="path208" draw:layer="" svg:width="54.35578410667pt" svg:height="216.96435062829pt" draw:transform="matrix(0.04585980075 0.04559852967 -0.04559852967 0.04585980075 82.50123251242pt 37.6129966530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2" draw:name="path209" draw:layer="" svg:width="54.35578410667pt" svg:height="216.96435062829pt" draw:transform="matrix(0.03261283951 0.05584572380 -0.05584572380 0.03261283951 85.43986158226pt 39.9317384310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3" draw:name="path210" draw:layer="" svg:width="54.35578410667pt" svg:height="216.96435062829pt" draw:transform="matrix(0.01678983593 0.06245355402 -0.06245355402 0.01678983593 87.72850529183pt 43.00598965044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4" draw:name="path211" draw:layer="" svg:width="54.35578410667pt" svg:height="216.96435062829pt" draw:transform="matrix(0.00007364999 -0.06467099533 0.06467099533 0.00007364999 61.06292892126pt 53.50514355349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5" draw:name="path212" draw:layer="" svg:width="54.35578410667pt" svg:height="216.96435062829pt" draw:transform="matrix(-0.01620035921 0.06260902325 -0.06260902325 -0.01620035921 89.54607203449pt 50.15216076198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6" draw:name="path213" draw:layer="" svg:width="54.35578410667pt" svg:height="216.96435062829pt" draw:transform="matrix(-0.03183943830 0.05629020799 -0.05629020799 -0.03183943830 89.02134930946pt 53.88548336682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7" draw:name="path214" draw:layer="" svg:width="54.35578410667pt" svg:height="216.96435062829pt" draw:transform="matrix(-0.04532283694 0.04613219526 -0.04613219526 -0.04532283694 87.54748316024pt 57.35889767652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8" draw:name="path215" draw:layer="" svg:width="54.35578410667pt" svg:height="216.96435062829pt" draw:transform="matrix(-0.05572388352 0.03282056295 -0.03282056295 -0.05572388352 85.22299743898pt 60.3343501167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19" draw:name="path216" draw:layer="" svg:width="54.35578410667pt" svg:height="216.96435062829pt" draw:transform="matrix(-0.06235719414 0.01714410399 -0.01714410399 -0.06235719414 82.18191531733pt 62.62056643083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0" draw:name="path217" draw:layer="" svg:width="54.35578410667pt" svg:height="216.96435062829pt" draw:transform="matrix(-0.06466996059 0.00037457607 -0.00037457607 -0.06466996059 78.67018943977pt 64.0289275745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1" draw:name="path218" draw:layer="" svg:width="54.35578410667pt" svg:height="216.96435062829pt" draw:transform="matrix(-0.06253251739 -0.01649331912 0.01649331912 -0.06253251739 74.89645146642pt 64.4774553005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2" draw:name="path219" draw:layer="" svg:width="54.35578410667pt" svg:height="216.96435062829pt" draw:transform="matrix(-0.05615232929 -0.03208201944 0.03208201944 -0.05615232929 71.17076357577pt 63.93670695038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3" draw:name="path220" draw:layer="" svg:width="54.35578410667pt" svg:height="216.96435062829pt" draw:transform="matrix(-0.04591748734 -0.04554032572 0.04554032572 -0.04591748734 67.69866346059pt 62.44479546557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4" draw:name="path221" draw:layer="" svg:width="54.35578410667pt" svg:height="216.96435062829pt" draw:transform="matrix(-0.03251971318 -0.05589998282 0.05589998282 -0.03251971318 64.72749489219pt 60.09940844081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5" draw:name="path222" draw:layer="" svg:width="54.35578410667pt" svg:height="216.96435062829pt" draw:transform="matrix(-0.01676655434 -0.06245976245 0.06245976245 -0.01676655434 62.45304051310pt 57.03771097695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6" draw:name="path223" draw:layer="" svg:width="54.35578410667pt" svg:height="216.96435062829pt" draw:transform="matrix(0.06253335811 -0.01648995622 0.01648995622 0.06253335811 68.13458611424pt 37.35426638408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7" draw:name="path224" draw:layer="" svg:width="54.35578410667pt" svg:height="216.96435062829pt" draw:transform="matrix(0.01691749660 -0.06241908435 0.06241908435 0.01691749660 60.64051884827pt 49.73046750217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8" draw:name="path225" draw:layer="" svg:width="54.35578410667pt" svg:height="216.96435062829pt" draw:transform="matrix(0.03235221513 -0.05599711875 0.05599711875 0.03235221513 61.19868352522pt 46.03590227183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29" draw:name="path226" draw:layer="" svg:width="54.35578410667pt" svg:height="216.96435062829pt" draw:transform="matrix(0.04576117738 -0.04569741172 0.04569741172 0.04576117738 62.70726884120pt 42.57095006606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path draw:style-name="gr2" draw:id="shape30" draw:name="path227" draw:layer="" svg:width="54.35578410667pt" svg:height="216.96435062829pt" draw:transform="matrix(0.05620484219 -0.03198999253 0.03198999253 0.05620484219 65.11529253003pt 39.56486614473pt)" svg:viewBox="0 0 54 217" svg:d="M0 6.57382C4.89605 5.26272 7.50781 4.99474 12.1904 4.04762C15.1127 13.6284 21.4832 18.6392 27.8914 17.5169C33.6623 16.5914 41.8877 12.3805 40.2022 0.399357C44.9714 0.11482 47.7116 -0.0121298 52.7818 0.00090909C52.6879 36.1618 50.4028 74.2643 47.0599 109.813C44.6488 136.039 51.9254 142.318 53.017 155.966C54.237 171.801 53.2289 184.263 54.3558 216.964C47.8882 184.883 43.9368 172.272 41.606 157.421C39.4541 143.13 44.6696 137.655 34.4337 111.025C21.2143 77.3904 9.41486 41.4965 0 6.57382Z" koffice:nodeTypes="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8:34</dc:date>
    <meta:creation-date>2011-05-22T06:11:07</meta:creation-date>
    <dc:creator>Yue Liu</dc:creator>
  </office:meta>
</office:document-meta>
</file>